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e747" officeooo:paragraph-rsid="001be7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us: Konzept</text:p>
      <text:p text:style-name="Standard"/>
      <text:p text:style-name="Standard">Der Nordwind war schon vor Wochen aufgefrischt. Die alte Reva, die Sippenälteste, ging seitdem regelmäßig bis zum Waldrand im Osten, wo die weite Ebene begann. Um die Wolken sehen zu können, sagte sie. Die Bäume um das Dorf herum waren so hoch und oben so dicht grün, dass man nirgends weit sehen konnte. In ihrer Hütte hatte sie eine umständlich aussehende Tafel, die einen Kalender der Zeitalter darstellen sollte. Es war der größte Kalender, den Chander je gesehen hatte. Normalerweise brauchten sie im Dorf keinen Kalender. Der Wechsel der Jahreszeiten wurde nach den drei großen Festen bestimmt, da genügte es, jeden Tag eine Holzperle auf dem großen Schieber von rechts nach links zu rücken, bis eine farbige Perle kam. Aber dieses Mal war der Beginn des Zurane nicht wie sonst. Das Erntefest lag noch nicht lange zurück, der kalte Wind war viel zu früh. Und es waren auch nicht die gewöhnlichen Stürme, die es jedes Jahr gegen Ende des Verdandi gab. Der Wind schien nie nachzulassen.</text:p>
      <text:p text:style-name="Standard"/>
      <text:p text:style-name="Standard">Vor einigen Tagen hatte Reva schließlich eine Versammlung einberufen und ihnen mitgeteilt, dass sie sich jetzt sicher sei. Die Zeichen stimmten alle, und ihre Berechnungen bestätigten die Schlussfolgerung. Es war die Große Flut. Ein Raunen war durch die Menge gegangen. Niemand hier hatte die letzte Flut miterlebt. Die Flut war etwas, wovon die Großeltern erzählten, und nicht mal die waren selbst dabei gewesen. Chander hätte das Ganze für ein Märchen gehalten, wenn er nicht das große Schiff gekannt hätte, das auf einer nahe gelegenen Lichtung stand und lächerlich fehl am Platz aussah. Seine Mutter hatte ihm verboten, dort zu spielen, aber eines Tages war er doch mit seinen Cousins den Männern gefolgt, als sie loszogen, um Reparaturen vorzunehmen. Das riesige Holzbauwerk sah aus wie angeschwemmt, aber das Meer war viel zu weit entfernt war. Chander hatte es noch nie mit eigenen Augen gesehen. Soweit er das wusste, hatte das niemand in seinem Dorf, dabei sah das Weitwasser auf Revas Landkarte gar nicht so weit entfernt aus. Der einzige, der vielleicht dort gewesen war, war Devi, der immer behauptete, in seiner Zeit als Händler ganz Gattland bereist zu haben, bevor er sich aus Liebe als Bauer niedergelassen hatte. Chander hatte seine Eltern gefragt, und soweit sie sich zurückerinnern konnten, war Devi schon immer im Dorf gewesen, aber Chander tat trotzdem immer so, als würde er ihm seine Geschichten glauben, denn egal ob sie stimmten oder nicht, sie waren gut. Von Schiffen hatte er auch erzählt. Nicht von den kleinen, die die Händler besaßen, um ihre Waren über Flüsse und Kanäle zu transportieren. Riesenhafte, in die hunderte von Menschen passten. Angeblich gab es in der Ebene überall solche Schiffe, im ganzen Wald verteilt. Chander hatte sich das nie vorstellen können. Aber jetzt erschien ihm die Flut plötzlich gar nicht mehr so märchenhaft.</text:p>
      <text:p text:style-name="Standard"/>
      <text:p text:style-name="Standard">Sofort nach Revas Ankündigung war rege Geschäftigkeit im Dorf ausgebrochen. Reva selbst hatte sich auf den Weg in die Nachbardörfer gemacht, mit denen sie sich das Schiff teilen würden, um mit den Ältesten Pläne zu machen. Bald darauf waren die Männer zum Schiff aufgebrochen, um das Holz mit einer frischen Harzschicht zu überziehen. Die Frauen waren damit beschäftigt, die vorhandenen Vorräte aufzulisten und neue einzukochen. Die anderen Kinder und er wurden in den Wald geschickt, um Fallen aufzustellen, damit sie noch möglichst viel Wild räuchern konnten, bevor die Flut kam. Chander hasste Räucherfleisch, aber seine Mutter bestand darauf, dass er sich noch freuen würde, wenn er nach Wochen auf dem Wasser nicht mehr immer nur getrocknete Beeren und eingelegtes Gemüse zu essen bekam.</text:p>
      <text:p text:style-name="Standard"/>
      <text:p text:style-name="Standard">Wie hoch würde die Flut steigen? Bis über die Dächer ihrer Häuser? Bis an die Baumkronen? Würde es sein wie auf dem Meer? Zwei Wochen nachdem die Vorbereitungen begonnen hatten, fing es an zu regnen. Zuerst war es nur ein leichtes Nieseln. Das einzig Ungewöhnliche war, dass es nicht mehr aufhörte. Das Schiff war inzwischen vorbereitet, jedenfalls von außen. Es würde noch eine Weile dauern, bis sie ihren Besitz zusammenpacken und damit auf das Schiff ziehen würden. Bis es soweit war, ging Chander so oft er konnte hinaus in die Strauchebene und sammelte Nüsse. Je mehr sie davon hatten, desto weniger Räucherfleisch würde er essen müss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2:34:50.879678968</meta:creation-date>
    <dc:date>2017-09-19T12:38:31.075425065</dc:date>
    <meta:editing-duration>PT3M40S</meta:editing-duration>
    <meta:editing-cycles>1</meta:editing-cycles>
    <meta:document-statistic meta:table-count="0" meta:image-count="0" meta:object-count="0" meta:page-count="1" meta:paragraph-count="5" meta:word-count="697" meta:character-count="4310" meta:non-whitespace-character-count="3617"/>
    <meta:generator>LibreOffice/5.4.1.2.0$Linux_X86_64 LibreOffice_project/40m0$Build-2</meta:generator>
  </office:meta>
</office:document-meta>
</file>